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789in"/>
    </style:style>
    <style:style style:name="co6" style:family="table-column">
      <style:table-column-properties fo:break-before="auto" style:column-width="1.0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54in"/>
    </style:style>
    <style:style style:name="co9" style:family="table-column">
      <style:table-column-properties fo:break-before="auto" style:column-width="1.4736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3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fo:border-bottom="none" fo:border-left="0.06pt solid #000000" fo:border-right="none" fo:border-top="0.06pt solid #000000"/>
    </style:style>
    <style:style style:name="ce14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3">
      <style:table-cell-properties fo:border="none"/>
    </style:style>
    <style:style style:name="ce18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3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3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">
      <style:text-properties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monte-carlo-simul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number-columns-repeated="1008" table:default-cell-style-name="Default"/>
        <table:table-row table:style-name="ro1">
          <table:table-cell table:style-name="ce1" office:value-type="string" calcext:value-type="string">
            <text:p>22 numbers drawn</text:p>
          </table:table-cell>
          <table:table-cell table:number-columns-repeated="8"/>
          <table:table-cell table:style-name="ce1" office:value-type="string" calcext:value-type="string">
            <text:p>21 numbers drawn</text:p>
          </table:table-cell>
          <table:table-cell table:style-name="ce6" table:number-columns-repeated="7"/>
          <table:table-cell/>
          <table:table-cell table:style-name="ce1" office:value-type="string" calcext:value-type="string">
            <text:p>21 numbers drawn</text:p>
          </table:table-cell>
          <table:table-cell/>
          <table:table-cell table:style-name="ce23" office:value-type="string" calcext:value-type="string">
            <text:p>+ cast rand() with (int *)</text:p>
          </table:table-cell>
          <table:table-cell table:style-name="ce6" table:number-columns-repeated="5"/>
          <table:table-cell/>
          <table:table-cell table:style-name="ce2"/>
          <table:table-cell table:style-name="ce24"/>
          <table:table-cell table:number-columns-repeated="987"/>
        </table:table-row>
        <table:table-row table:style-name="ro2">
          <table:table-cell table:style-name="ce2"/>
          <table:table-cell table:number-columns-repeated="8"/>
          <table:table-cell table:style-name="ce2"/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drawing</text:p>
          </table:table-cell>
          <table:table-cell table:number-columns-repeated="8"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drawing</text:p>
          </table:table-cell>
          <table:table-cell table:style-name="ce6" table:number-columns-repeated="7"/>
          <table:table-cell/>
          <table:table-cell table:style-name="ce2"/>
          <table:table-cell table:style-name="ce6" table:number-columns-repeated="7"/>
          <table:table-cell table:number-columns-repeated="981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style-name="ce5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22"/>
          <table:table-cell table:number-columns-repeated="11"/>
          <table:table-cell table:style-name="ce5" table:number-columns-repeated="978"/>
          <table:table-cell/>
        </table:table-row>
        <table:table-row table:style-name="ro2">
          <table:table-cell table:style-name="ce4" office:value-type="string" calcext:value-type="string">
            <text:p>N Tickets</text:p>
          </table:table-cell>
          <table:table-cell table:style-name="ce8" table:formula="of:=SUM([.B8:.B28])" office:value-type="float" office:value="712000000" calcext:value-type="float">
            <text:p>712,000,000</text:p>
          </table:table-cell>
          <table:table-cell table:style-name="ce8" table:formula="of:=SUM([.C8:.C28])" office:value-type="float" office:value="697712567" calcext:value-type="float">
            <text:p>697,712,567</text:p>
          </table:table-cell>
          <table:table-cell table:style-name="ce8" table:formula="of:=SUM([.D8:.D28])" office:value-type="float" office:value="14117184" calcext:value-type="float">
            <text:p>14,117,184</text:p>
          </table:table-cell>
          <table:table-cell table:style-name="ce8" table:formula="of:=SUM([.E8:.E28])" office:value-type="float" office:value="168861" calcext:value-type="float">
            <text:p>168,861</text:p>
          </table:table-cell>
          <table:table-cell table:style-name="ce8" table:formula="of:=SUM([.F8:.F28])" office:value-type="float" office:value="1381" calcext:value-type="float">
            <text:p>1,381</text:p>
          </table:table-cell>
          <table:table-cell table:style-name="ce8" table:formula="of:=SUM([.G8:.G28])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K8:.K28])" office:value-type="float" office:value="70000000" calcext:value-type="float">
            <text:p>70,000,000</text:p>
          </table:table-cell>
          <table:table-cell table:style-name="ce8" table:formula="of:=SUM([.L8:.L28])" office:value-type="float" office:value="69135066" calcext:value-type="float">
            <text:p>69,135,066</text:p>
          </table:table-cell>
          <table:table-cell table:style-name="ce8" table:formula="of:=SUM([.M8:.M28])" office:value-type="float" office:value="857511" calcext:value-type="float">
            <text:p>857,511</text:p>
          </table:table-cell>
          <table:table-cell table:style-name="ce8" table:formula="of:=SUM([.N8:.N28])" office:value-type="float" office:value="7366" calcext:value-type="float">
            <text:p>7,366</text:p>
          </table:table-cell>
          <table:table-cell table:style-name="ce8" table:formula="of:=SUM([.O8:.O28])" office:value-type="float" office:value="57" calcext:value-type="float">
            <text:p>57</text:p>
          </table:table-cell>
          <table:table-cell table:style-name="ce8" table:formula="of:=SUM([.P8:.P28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Tickets</text:p>
          </table:table-cell>
          <table:table-cell table:style-name="ce8" table:formula="of:=SUM([.T8:.T28])" office:value-type="float" office:value="470000000" calcext:value-type="float">
            <text:p>470,000,000</text:p>
          </table:table-cell>
          <table:table-cell table:style-name="ce8" table:formula="of:=SUM([.U8:.U28])" office:value-type="float" office:value="462305850" calcext:value-type="float">
            <text:p>462,305,850</text:p>
          </table:table-cell>
          <table:table-cell table:style-name="ce8" table:formula="of:=SUM([.V8:.V28])" office:value-type="float" office:value="7624006" calcext:value-type="float">
            <text:p>7,624,006</text:p>
          </table:table-cell>
          <table:table-cell table:style-name="ce8" table:formula="of:=SUM([.W8:.W28])" office:value-type="float" office:value="69621" calcext:value-type="float">
            <text:p>69,621</text:p>
          </table:table-cell>
          <table:table-cell table:style-name="ce8" table:formula="of:=SUM([.X8:.X28])" office:value-type="float" office:value="520" calcext:value-type="float">
            <text:p>520</text:p>
          </table:table-cell>
          <table:table-cell table:style-name="ce8" table:formula="of:=SUM([.Y8:.Y28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5]/[.D5]" office:value-type="float" office:value="50.4349876009267" calcext:value-type="float">
            <text:p>50</text:p>
          </table:table-cell>
          <table:table-cell table:style-name="ce7" table:formula="of:=[.B5]/[.E5]" office:value-type="float" office:value="4216.48574863349" calcext:value-type="float">
            <text:p>4,216</text:p>
          </table:table-cell>
          <table:table-cell table:style-name="ce7" table:formula="of:=[.B5]/[.F5]" office:value-type="float" office:value="515568.428674873" calcext:value-type="float">
            <text:p>515,568</text:p>
          </table:table-cell>
          <table:table-cell table:style-name="ce7" table:formula="of:=[.B5]/[.G5]" office:value-type="float" office:value="101714285.714286" calcext:value-type="float">
            <text:p>101,714,286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5]/[.M5]" office:value-type="float" office:value="81.6316058919361" calcext:value-type="float">
            <text:p>82</text:p>
          </table:table-cell>
          <table:table-cell table:style-name="ce7" table:formula="of:=[.K5]/[.N5]" office:value-type="float" office:value="9503.12245452077" calcext:value-type="float">
            <text:p>9,503</text:p>
          </table:table-cell>
          <table:table-cell table:style-name="ce7" table:formula="of:=[.K5]/[.O5]" office:value-type="float" office:value="1228070.1754386" calcext:value-type="float">
            <text:p>1,228,070</text:p>
          </table:table-cell>
          <table:table-cell table:style-name="ce7" table:formula="of:=[.K5]/[.P5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5]/[.V5]" office:value-type="float" office:value="61.6473806552618" calcext:value-type="float">
            <text:p>62</text:p>
          </table:table-cell>
          <table:table-cell table:style-name="ce7" table:formula="of:=[.T5]/[.W5]" office:value-type="float" office:value="6750.83667284296" calcext:value-type="float">
            <text:p>6,751</text:p>
          </table:table-cell>
          <table:table-cell table:style-name="ce7" table:formula="of:=[.T5]/[.X5]" office:value-type="float" office:value="903846.153846154" calcext:value-type="float">
            <text:p>903,846</text:p>
          </table:table-cell>
          <table:table-cell table:style-name="ce7" table:formula="of:=[.T5]/[.Y5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8:.G8])" office:value-type="float" office:value="100000000" calcext:value-type="float">
            <text:p>100,000,000</text:p>
          </table:table-cell>
          <table:table-cell table:style-name="ce13" office:value-type="float" office:value="98256937" calcext:value-type="float">
            <text:p>98,256,937</text:p>
          </table:table-cell>
          <table:table-cell table:style-name="ce16" office:value-type="float" office:value="1722627" calcext:value-type="float">
            <text:p>1,722,627</text:p>
          </table:table-cell>
          <table:table-cell table:style-name="ce16" office:value-type="float" office:value="20242" calcext:value-type="float">
            <text:p>20,242</text:p>
          </table:table-cell>
          <table:table-cell table:style-name="ce16" office:value-type="float" office:value="193" calcext:value-type="float">
            <text:p>19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9" table:formula="of:=SUM([.L8:.P8])" office:value-type="float" office:value="10000000" calcext:value-type="float">
            <text:p>10,000,000</text:p>
          </table:table-cell>
          <table:table-cell table:style-name="ce13" office:value-type="float" office:value="9889352" calcext:value-type="float">
            <text:p>9,889,352</text:p>
          </table:table-cell>
          <table:table-cell table:style-name="ce16" office:value-type="float" office:value="109782" calcext:value-type="float">
            <text:p>109,782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float" office:value="6" calcext:value-type="float">
            <text:p>6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8:.Y8])" office:value-type="float" office:value="10000000" calcext:value-type="float">
            <text:p>10,000,000</text:p>
          </table:table-cell>
          <table:table-cell table:style-name="ce13" office:value-type="float" office:value="9918564" calcext:value-type="float">
            <text:p>9,918,564</text:p>
          </table:table-cell>
          <table:table-cell table:style-name="ce16" office:value-type="float" office:value="80941" calcext:value-type="float">
            <text:p>80,941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4" calcext:value-type="float">
            <text:p>4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9:.G9])" office:value-type="float" office:value="100000000" calcext:value-type="float">
            <text:p>100,000,000</text:p>
          </table:table-cell>
          <table:table-cell table:style-name="ce14" office:value-type="float" office:value="98131053" calcext:value-type="float">
            <text:p>98,131,053</text:p>
          </table:table-cell>
          <table:table-cell office:value-type="float" office:value="1845019" calcext:value-type="float">
            <text:p>1,845,019</text:p>
          </table:table-cell>
          <table:table-cell office:value-type="float" office:value="23708" calcext:value-type="float">
            <text:p>23,708</text:p>
          </table:table-cell>
          <table:table-cell office:value-type="float" office:value="219" calcext:value-type="float">
            <text:p>219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9:.P9])" office:value-type="float" office:value="10000000" calcext:value-type="float">
            <text:p>10,000,000</text:p>
          </table:table-cell>
          <table:table-cell table:style-name="ce14" office:value-type="float" office:value="9880804" calcext:value-type="float">
            <text:p>9,880,804</text:p>
          </table:table-cell>
          <table:table-cell table:style-name="ce6" office:value-type="float" office:value="118173" calcext:value-type="float">
            <text:p>118,173</text:p>
          </table:table-cell>
          <table:table-cell table:style-name="ce6" office:value-type="float" office:value="1017" calcext:value-type="float">
            <text:p>1,01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9:.Y9])" office:value-type="float" office:value="10000000" calcext:value-type="float">
            <text:p>10,000,000</text:p>
          </table:table-cell>
          <table:table-cell table:style-name="ce14" office:value-type="float" office:value="9744721" calcext:value-type="float">
            <text:p>9,744,721</text:p>
          </table:table-cell>
          <table:table-cell table:style-name="ce6" office:value-type="float" office:value="252640" calcext:value-type="float">
            <text:p>252,640</text:p>
          </table:table-cell>
          <table:table-cell table:style-name="ce6" office:value-type="float" office:value="2626" calcext:value-type="float">
            <text:p>2,626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0:.G10])" office:value-type="float" office:value="100000000" calcext:value-type="float">
            <text:p>100,000,000</text:p>
          </table:table-cell>
          <table:table-cell table:style-name="ce14" office:value-type="float" office:value="98503481" calcext:value-type="float">
            <text:p>98,503,481</text:p>
          </table:table-cell>
          <table:table-cell office:value-type="float" office:value="1481744" calcext:value-type="float">
            <text:p>1,481,744</text:p>
          </table:table-cell>
          <table:table-cell office:value-type="float" office:value="14680" calcext:value-type="float">
            <text:p>14,680</text:p>
          </table:table-cell>
          <table:table-cell office:value-type="float" office:value="94" calcext:value-type="float">
            <text:p>9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0:.P10])" office:value-type="float" office:value="10000000" calcext:value-type="float">
            <text:p>10,000,000</text:p>
          </table:table-cell>
          <table:table-cell table:style-name="ce14" office:value-type="float" office:value="9874630" calcext:value-type="float">
            <text:p>9,874,630</text:p>
          </table:table-cell>
          <table:table-cell table:style-name="ce6" office:value-type="float" office:value="124360" calcext:value-type="float">
            <text:p>124,360</text:p>
          </table:table-cell>
          <table:table-cell table:style-name="ce6" office:value-type="float" office:value="1002" calcext:value-type="float">
            <text:p>1,002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0:.Y10])" office:value-type="float" office:value="10000000" calcext:value-type="float">
            <text:p>10,000,000</text:p>
          </table:table-cell>
          <table:table-cell table:style-name="ce14" office:value-type="float" office:value="9874446" calcext:value-type="float">
            <text:p>9,874,446</text:p>
          </table:table-cell>
          <table:table-cell table:style-name="ce6" office:value-type="float" office:value="124586" calcext:value-type="float">
            <text:p>124,586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1:.G11])" office:value-type="float" office:value="100000000" calcext:value-type="float">
            <text:p>100,000,000</text:p>
          </table:table-cell>
          <table:table-cell table:style-name="ce14" office:value-type="float" office:value="98399404" calcext:value-type="float">
            <text:p>98,399,404</text:p>
          </table:table-cell>
          <table:table-cell office:value-type="float" office:value="1585388" calcext:value-type="float">
            <text:p>1,585,388</text:p>
          </table:table-cell>
          <table:table-cell office:value-type="float" office:value="15065" calcext:value-type="float">
            <text:p>15,065</text:p>
          </table:table-cell>
          <table:table-cell office:value-type="float" office:value="143" calcext:value-type="float">
            <text:p>14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1:.P11])" office:value-type="float" office:value="10000000" calcext:value-type="float">
            <text:p>10,000,000</text:p>
          </table:table-cell>
          <table:table-cell table:style-name="ce14" office:value-type="float" office:value="9907660" calcext:value-type="float">
            <text:p>9,907,660</text:p>
          </table:table-cell>
          <table:table-cell table:style-name="ce6" office:value-type="float" office:value="91716" calcext:value-type="float">
            <text:p>91,716</text:p>
          </table:table-cell>
          <table:table-cell table:style-name="ce6" office:value-type="float" office:value="619" calcext:value-type="float">
            <text:p>619</text:p>
          </table:table-cell>
          <table:table-cell table:style-name="ce6" office:value-type="float" office:value="5" calcext:value-type="float">
            <text:p>5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1:.Y11])" office:value-type="float" office:value="10000000" calcext:value-type="float">
            <text:p>10,000,000</text:p>
          </table:table-cell>
          <table:table-cell table:style-name="ce14" office:value-type="float" office:value="9917874" calcext:value-type="float">
            <text:p>9,917,874</text:p>
          </table:table-cell>
          <table:table-cell table:style-name="ce6" office:value-type="float" office:value="81634" calcext:value-type="float">
            <text:p>81,634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2:.G12])" office:value-type="float" office:value="100000000" calcext:value-type="float">
            <text:p>100,000,000</text:p>
          </table:table-cell>
          <table:table-cell table:style-name="ce14" office:value-type="float" office:value="97253013" calcext:value-type="float">
            <text:p>97,253,013</text:p>
          </table:table-cell>
          <table:table-cell office:value-type="float" office:value="2711904" calcext:value-type="float">
            <text:p>2,711,904</text:p>
          </table:table-cell>
          <table:table-cell office:value-type="float" office:value="34832" calcext:value-type="float">
            <text:p>34,832</text:p>
          </table:table-cell>
          <table:table-cell office:value-type="float" office:value="250" calcext:value-type="float">
            <text:p>2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2:.P12])" office:value-type="float" office:value="10000000" calcext:value-type="float">
            <text:p>10,000,000</text:p>
          </table:table-cell>
          <table:table-cell table:style-name="ce14" office:value-type="float" office:value="9850691" calcext:value-type="float">
            <text:p>9,850,691</text:p>
          </table:table-cell>
          <table:table-cell table:style-name="ce6" office:value-type="float" office:value="147938" calcext:value-type="float">
            <text:p>147,938</text:p>
          </table:table-cell>
          <table:table-cell table:style-name="ce6" office:value-type="float" office:value="1361" calcext:value-type="float">
            <text:p>1,361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2:.Y12])" office:value-type="float" office:value="10000000" calcext:value-type="float">
            <text:p>10,000,000</text:p>
          </table:table-cell>
          <table:table-cell table:style-name="ce14" office:value-type="float" office:value="9875090" calcext:value-type="float">
            <text:p>9,875,090</text:p>
          </table:table-cell>
          <table:table-cell table:style-name="ce6" office:value-type="float" office:value="123963" calcext:value-type="float">
            <text:p>123,963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3:.G13])" office:value-type="float" office:value="10000000" calcext:value-type="float">
            <text:p>10,000,000</text:p>
          </table:table-cell>
          <table:table-cell table:style-name="ce14" office:value-type="float" office:value="9807981" calcext:value-type="float">
            <text:p>9,807,981</text:p>
          </table:table-cell>
          <table:table-cell office:value-type="float" office:value="189780" calcext:value-type="float">
            <text:p>189,780</text:p>
          </table:table-cell>
          <table:table-cell office:value-type="float" office:value="2223" calcext:value-type="float">
            <text:p>2,223</text:p>
          </table:table-cell>
          <table:table-cell office:value-type="float" office:value="16" calcext:value-type="float">
            <text:p>16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3:.P13])" office:value-type="float" office:value="10000000" calcext:value-type="float">
            <text:p>10,000,000</text:p>
          </table:table-cell>
          <table:table-cell table:style-name="ce14" office:value-type="float" office:value="9889201" calcext:value-type="float">
            <text:p>9,889,201</text:p>
          </table:table-cell>
          <table:table-cell table:style-name="ce6" office:value-type="float" office:value="109979" calcext:value-type="float">
            <text:p>109,979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4" calcext:value-type="float">
            <text:p>4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3:.Y13])" office:value-type="float" office:value="10000000" calcext:value-type="float">
            <text:p>10,000,000</text:p>
          </table:table-cell>
          <table:table-cell table:style-name="ce14" office:value-type="float" office:value="9877900" calcext:value-type="float">
            <text:p>9,877,900</text:p>
          </table:table-cell>
          <table:table-cell table:style-name="ce6" office:value-type="float" office:value="121067" calcext:value-type="float">
            <text:p>121,067</text:p>
          </table:table-cell>
          <table:table-cell table:style-name="ce6" office:value-type="float" office:value="1025" calcext:value-type="float">
            <text:p>1,025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4:.G14])" office:value-type="float" office:value="100000000" calcext:value-type="float">
            <text:p>100,000,000</text:p>
          </table:table-cell>
          <table:table-cell table:style-name="ce14" office:value-type="float" office:value="97229030" calcext:value-type="float">
            <text:p>97,229,030</text:p>
          </table:table-cell>
          <table:table-cell office:value-type="float" office:value="2735034" calcext:value-type="float">
            <text:p>2,735,034</text:p>
          </table:table-cell>
          <table:table-cell office:value-type="float" office:value="35681" calcext:value-type="float">
            <text:p>35,681</text:p>
          </table:table-cell>
          <table:table-cell office:value-type="float" office:value="254" calcext:value-type="float">
            <text:p>25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4:.P14])" office:value-type="float" office:value="10000000" calcext:value-type="float">
            <text:p>10,000,000</text:p>
          </table:table-cell>
          <table:table-cell table:style-name="ce14" office:value-type="float" office:value="9842728" calcext:value-type="float">
            <text:p>9,842,728</text:p>
          </table:table-cell>
          <table:table-cell table:style-name="ce6" office:value-type="float" office:value="155563" calcext:value-type="float">
            <text:p>155,563</text:p>
          </table:table-cell>
          <table:table-cell table:style-name="ce6" office:value-type="float" office:value="1691" calcext:value-type="float">
            <text:p>1,691</text:p>
          </table:table-cell>
          <table:table-cell table:style-name="ce6" office:value-type="float" office:value="18" calcext:value-type="float">
            <text:p>1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14:.Y14])" office:value-type="float" office:value="10000000" calcext:value-type="float">
            <text:p>10,000,000</text:p>
          </table:table-cell>
          <table:table-cell table:style-name="ce14" office:value-type="float" office:value="9883862" calcext:value-type="float">
            <text:p>9,883,862</text:p>
          </table:table-cell>
          <table:table-cell table:style-name="ce6" office:value-type="float" office:value="115392" calcext:value-type="float">
            <text:p>115,392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3" calcext:value-type="float">
            <text:p>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5:.G15])" office:value-type="float" office:value="10000000" calcext:value-type="float">
            <text:p>10,000,000</text:p>
          </table:table-cell>
          <table:table-cell table:style-name="ce14" office:value-type="float" office:value="9789875" calcext:value-type="float">
            <text:p>9,789,875</text:p>
          </table:table-cell>
          <table:table-cell office:value-type="float" office:value="207306" calcext:value-type="float">
            <text:p>207,306</text:p>
          </table:table-cell>
          <table:table-cell office:value-type="float" office:value="2786" calcext:value-type="float">
            <text:p>2,786</text:p>
          </table:table-cell>
          <table:table-cell office:value-type="float" office:value="33" calcext:value-type="float">
            <text:p>3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5:.P15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5:.Y15])" office:value-type="float" office:value="10000000" calcext:value-type="float">
            <text:p>10,000,000</text:p>
          </table:table-cell>
          <table:table-cell table:style-name="ce14" office:value-type="float" office:value="9851292" calcext:value-type="float">
            <text:p>9,851,292</text:p>
          </table:table-cell>
          <table:table-cell table:style-name="ce6" office:value-type="float" office:value="147214" calcext:value-type="float">
            <text:p>147,214</text:p>
          </table:table-cell>
          <table:table-cell table:style-name="ce6" office:value-type="float" office:value="1479" calcext:value-type="float">
            <text:p>1,479</text:p>
          </table:table-cell>
          <table:table-cell table:style-name="ce6" office:value-type="float" office:value="15" calcext:value-type="float">
            <text:p>1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6:.G16])" office:value-type="float" office:value="10000000" calcext:value-type="float">
            <text:p>10,000,000</text:p>
          </table:table-cell>
          <table:table-cell table:style-name="ce14" office:value-type="float" office:value="9828753" calcext:value-type="float">
            <text:p>9,828,753</text:p>
          </table:table-cell>
          <table:table-cell office:value-type="float" office:value="169176" calcext:value-type="float">
            <text:p>169,176</text:p>
          </table:table-cell>
          <table:table-cell office:value-type="float" office:value="2057" calcext:value-type="float">
            <text:p>2,057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6:.P16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6:.Y16])" office:value-type="float" office:value="10000000" calcext:value-type="float">
            <text:p>10,000,000</text:p>
          </table:table-cell>
          <table:table-cell table:style-name="ce14" office:value-type="float" office:value="9838726" calcext:value-type="float">
            <text:p>9,838,726</text:p>
          </table:table-cell>
          <table:table-cell table:style-name="ce6" office:value-type="float" office:value="159604" calcext:value-type="float">
            <text:p>159,604</text:p>
          </table:table-cell>
          <table:table-cell table:style-name="ce6" office:value-type="float" office:value="1655" calcext:value-type="float">
            <text:p>1,655</text:p>
          </table:table-cell>
          <table:table-cell table:style-name="ce6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7:.G17])" office:value-type="float" office:value="1000000" calcext:value-type="float">
            <text:p>1,000,000</text:p>
          </table:table-cell>
          <table:table-cell table:style-name="ce14" office:value-type="float" office:value="984104" calcext:value-type="float">
            <text:p>984,104</text:p>
          </table:table-cell>
          <table:table-cell table:style-name="ce17" office:value-type="float" office:value="15726" calcext:value-type="float">
            <text:p>15,726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17:.P17])" office:value-type="float" office:value="0" calcext:value-type="float">
            <text:p>0</text:p>
          </table:table-cell>
          <table:table-cell table:style-name="ce14"/>
          <table:table-cell table:style-name="ce17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7:.Y17])" office:value-type="float" office:value="10000000" calcext:value-type="float">
            <text:p>10,000,000</text:p>
          </table:table-cell>
          <table:table-cell table:style-name="ce14" office:value-type="float" office:value="9890818" calcext:value-type="float">
            <text:p>9,890,818</text:p>
          </table:table-cell>
          <table:table-cell table:style-name="ce17" office:value-type="float" office:value="108265" calcext:value-type="float">
            <text:p>108,265</text:p>
          </table:table-cell>
          <table:table-cell table:style-name="ce17" office:value-type="float" office:value="912" calcext:value-type="float">
            <text:p>912</text:p>
          </table:table-cell>
          <table:table-cell table:style-name="ce17" office:value-type="float" office:value="5" calcext:value-type="float">
            <text:p>5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8:.G18])" office:value-type="float" office:value="1000000" calcext:value-type="float">
            <text:p>1,000,000</text:p>
          </table:table-cell>
          <table:table-cell table:style-name="ce14" office:value-type="float" office:value="972102" calcext:value-type="float">
            <text:p>972,102</text:p>
          </table:table-cell>
          <table:table-cell office:value-type="float" office:value="27645" calcext:value-type="float">
            <text:p>27,645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0"/>
          <table:table-cell table:number-columns-repeated="2"/>
          <table:table-cell table:style-name="ce5"/>
          <table:table-cell table:style-name="ce10" table:formula="of:=SUM([.L18:.P18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8:.Y18])" office:value-type="float" office:value="10000000" calcext:value-type="float">
            <text:p>10,000,000</text:p>
          </table:table-cell>
          <table:table-cell table:style-name="ce14" office:value-type="float" office:value="9874835" calcext:value-type="float">
            <text:p>9,874,835</text:p>
          </table:table-cell>
          <table:table-cell table:style-name="ce6" office:value-type="float" office:value="124116" calcext:value-type="float">
            <text:p>124,116</text:p>
          </table:table-cell>
          <table:table-cell table:style-name="ce6" office:value-type="float" office:value="1038" calcext:value-type="float">
            <text:p>1,038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19:.G19])" office:value-type="float" office:value="10000000" calcext:value-type="float">
            <text:p>10,000,000</text:p>
          </table:table-cell>
          <table:table-cell table:style-name="ce14" office:value-type="float" office:value="9845775" calcext:value-type="float">
            <text:p>9,845,775</text:p>
          </table:table-cell>
          <table:table-cell office:value-type="float" office:value="152706" calcext:value-type="float">
            <text:p>152,706</text:p>
          </table:table-cell>
          <table:table-cell office:value-type="float" office:value="1503" calcext:value-type="float">
            <text:p>1,503</text:p>
          </table:table-cell>
          <table:table-cell office:value-type="float" office:value="15" calcext:value-type="float">
            <text:p>15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19:.P19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19:.Y19])" office:value-type="float" office:value="10000000" calcext:value-type="float">
            <text:p>10,000,000</text:p>
          </table:table-cell>
          <table:table-cell table:style-name="ce14" office:value-type="float" office:value="9877603" calcext:value-type="float">
            <text:p>9,877,603</text:p>
          </table:table-cell>
          <table:table-cell table:style-name="ce6" office:value-type="float" office:value="121364" calcext:value-type="float">
            <text:p>121,364</text:p>
          </table:table-cell>
          <table:table-cell table:style-name="ce6" office:value-type="float" office:value="1031" calcext:value-type="float">
            <text:p>1,031</text:p>
          </table:table-cell>
          <table:table-cell table:style-name="ce6" office:value-type="float" office:value="2" calcext:value-type="float">
            <text:p>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0:.G20])" office:value-type="float" office:value="10000000" calcext:value-type="float">
            <text:p>10,000,000</text:p>
          </table:table-cell>
          <table:table-cell table:style-name="ce14" office:value-type="float" office:value="9845001" calcext:value-type="float">
            <text:p>9,845,001</text:p>
          </table:table-cell>
          <table:table-cell office:value-type="float" office:value="153515" calcext:value-type="float">
            <text:p>153,515</text:p>
          </table:table-cell>
          <table:table-cell office:value-type="float" office:value="1470" calcext:value-type="float">
            <text:p>1,47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0:.P20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0:.Y20])" office:value-type="float" office:value="10000000" calcext:value-type="float">
            <text:p>10,000,000</text:p>
          </table:table-cell>
          <table:table-cell table:style-name="ce14" office:value-type="float" office:value="9742876" calcext:value-type="float">
            <text:p>9,742,876</text:p>
          </table:table-cell>
          <table:table-cell table:style-name="ce6" office:value-type="float" office:value="254615" calcext:value-type="float">
            <text:p>254,615</text:p>
          </table:table-cell>
          <table:table-cell table:style-name="ce6" office:value-type="float" office:value="2490" calcext:value-type="float">
            <text:p>2,490</text:p>
          </table:table-cell>
          <table:table-cell table:style-name="ce6" office:value-type="float" office:value="19" calcext:value-type="float">
            <text:p>1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1:.G21])" office:value-type="float" office:value="10000000" calcext:value-type="float">
            <text:p>10,000,000</text:p>
          </table:table-cell>
          <table:table-cell table:style-name="ce14" office:value-type="float" office:value="9819240" calcext:value-type="float">
            <text:p>9,819,240</text:p>
          </table:table-cell>
          <table:table-cell office:value-type="float" office:value="178366" calcext:value-type="float">
            <text:p>178,366</text:p>
          </table:table-cell>
          <table:table-cell office:value-type="float" office:value="2367" calcext:value-type="float">
            <text:p>2,367</text:p>
          </table:table-cell>
          <table:table-cell office:value-type="float" office:value="26" calcext:value-type="float">
            <text:p>26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21:.P21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1:.Y21])" office:value-type="float" office:value="10000000" calcext:value-type="float">
            <text:p>10,000,000</text:p>
          </table:table-cell>
          <table:table-cell table:style-name="ce14" office:value-type="float" office:value="9869386" calcext:value-type="float">
            <text:p>9,869,386</text:p>
          </table:table-cell>
          <table:table-cell table:style-name="ce6" office:value-type="float" office:value="129622" calcext:value-type="float">
            <text:p>129,622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2:.G22])" office:value-type="float" office:value="10000000" calcext:value-type="float">
            <text:p>10,000,000</text:p>
          </table:table-cell>
          <table:table-cell table:style-name="ce14" office:value-type="float" office:value="9714420" calcext:value-type="float">
            <text:p>9,714,420</text:p>
          </table:table-cell>
          <table:table-cell office:value-type="float" office:value="281509" calcext:value-type="float">
            <text:p>281,509</text:p>
          </table:table-cell>
          <table:table-cell office:value-type="float" office:value="4039" calcext:value-type="float">
            <text:p>4,039</text:p>
          </table:table-cell>
          <table:table-cell office:value-type="float" office:value="32" calcext:value-type="float">
            <text:p>3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2:.P22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2:.Y22])" office:value-type="float" office:value="10000000" calcext:value-type="float">
            <text:p>10,000,000</text:p>
          </table:table-cell>
          <table:table-cell table:style-name="ce14" office:value-type="float" office:value="9889360" calcext:value-type="float">
            <text:p>9,889,360</text:p>
          </table:table-cell>
          <table:table-cell table:style-name="ce6" office:value-type="float" office:value="109852" calcext:value-type="float">
            <text:p>109,852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3:.G23])" office:value-type="float" office:value="10000000" calcext:value-type="float">
            <text:p>10,000,000</text:p>
          </table:table-cell>
          <table:table-cell table:style-name="ce14" office:value-type="float" office:value="9825342" calcext:value-type="float">
            <text:p>9,825,342</text:p>
          </table:table-cell>
          <table:table-cell office:value-type="float" office:value="172573" calcext:value-type="float">
            <text:p>172,573</text:p>
          </table:table-cell>
          <table:table-cell office:value-type="float" office:value="2072" calcext:value-type="float">
            <text:p>2,072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3:.P23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3:.Y23])" office:value-type="float" office:value="10000000" calcext:value-type="float">
            <text:p>10,000,000</text:p>
          </table:table-cell>
          <table:table-cell table:style-name="ce14" office:value-type="float" office:value="9918901" calcext:value-type="float">
            <text:p>9,918,901</text:p>
          </table:table-cell>
          <table:table-cell table:style-name="ce6" office:value-type="float" office:value="80586" calcext:value-type="float">
            <text:p>80,586</text:p>
          </table:table-cell>
          <table:table-cell table:style-name="ce6" office:value-type="float" office:value="506" calcext:value-type="float">
            <text:p>50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4:.G24])" office:value-type="float" office:value="10000000" calcext:value-type="float">
            <text:p>10,000,000</text:p>
          </table:table-cell>
          <table:table-cell table:style-name="ce14" office:value-type="float" office:value="9820120" calcext:value-type="float">
            <text:p>9,820,120</text:p>
          </table:table-cell>
          <table:table-cell office:value-type="float" office:value="177637" calcext:value-type="float">
            <text:p>177,637</text:p>
          </table:table-cell>
          <table:table-cell office:value-type="float" office:value="2215" calcext:value-type="float">
            <text:p>2,215</text:p>
          </table:table-cell>
          <table:table-cell office:value-type="float" office:value="28" calcext:value-type="float">
            <text:p>2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24:.P24])" office:value-type="float" office:value="0" calcext:value-type="float">
            <text:p>0</text:p>
          </table:table-cell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4:.Y24])" office:value-type="float" office:value="10000000" calcext:value-type="float">
            <text:p>10,000,000</text:p>
          </table:table-cell>
          <table:table-cell table:style-name="ce14" office:value-type="float" office:value="9877618" calcext:value-type="float">
            <text:p>9,877,618</text:p>
          </table:table-cell>
          <table:table-cell table:style-name="ce6" office:value-type="float" office:value="121395" calcext:value-type="float">
            <text:p>121,395</text:p>
          </table:table-cell>
          <table:table-cell table:style-name="ce6" office:value-type="float" office:value="973" calcext:value-type="float">
            <text:p>973</text:p>
          </table:table-cell>
          <table:table-cell table:style-name="ce6" office:value-type="float" office:value="14" calcext:value-type="float">
            <text:p>14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5:.G25])" office:value-type="float" office:value="10000000" calcext:value-type="float">
            <text:p>10,000,000</text:p>
          </table:table-cell>
          <table:table-cell table:style-name="ce14" office:value-type="float" office:value="9858550" calcext:value-type="float">
            <text:p>9,858,550</text:p>
          </table:table-cell>
          <table:table-cell office:value-type="float" office:value="139958" calcext:value-type="float">
            <text:p>139,958</text:p>
          </table:table-cell>
          <table:table-cell office:value-type="float" office:value="1474" calcext:value-type="float">
            <text:p>1,474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5:.Y25])" office:value-type="float" office:value="100000000" calcext:value-type="float">
            <text:p>100,000,000</text:p>
          </table:table-cell>
          <table:table-cell table:style-name="ce14" office:value-type="float" office:value="98834901" calcext:value-type="float">
            <text:p>98,834,901</text:p>
          </table:table-cell>
          <table:table-cell table:style-name="ce6" office:value-type="float" office:value="1157764" calcext:value-type="float">
            <text:p>1,157,764</text:p>
          </table:table-cell>
          <table:table-cell table:style-name="ce6" office:value-type="float" office:value="7273" calcext:value-type="float">
            <text:p>7,273</text:p>
          </table:table-cell>
          <table:table-cell table:style-name="ce6" office:value-type="float" office:value="62" calcext:value-type="float">
            <text:p>62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26:.G26])" office:value-type="float" office:value="10000000" calcext:value-type="float">
            <text:p>10,000,000</text:p>
          </table:table-cell>
          <table:table-cell table:style-name="ce14" office:value-type="float" office:value="9828386" calcext:value-type="float">
            <text:p>9,828,386</text:p>
          </table:table-cell>
          <table:table-cell office:value-type="float" office:value="169571" calcext:value-type="float">
            <text:p>169,571</text:p>
          </table:table-cell>
          <table:table-cell office:value-type="float" office:value="2025" calcext:value-type="float">
            <text:p>2,025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6:.Y26])" office:value-type="float" office:value="100000000" calcext:value-type="float">
            <text:p>100,000,000</text:p>
          </table:table-cell>
          <table:table-cell table:style-name="ce6" office:value-type="float" office:value="98689775" calcext:value-type="float">
            <text:p>98,689,775</text:p>
          </table:table-cell>
          <table:table-cell table:style-name="ce6" office:value-type="float" office:value="1300247" calcext:value-type="float">
            <text:p>1,300,247</text:p>
          </table:table-cell>
          <table:table-cell table:style-name="ce6" office:value-type="float" office:value="9920" calcext:value-type="float">
            <text:p>9,920</text:p>
          </table:table-cell>
          <table:table-cell office:value-type="float" office:value="58" calcext:value-type="float">
            <text:p>5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style-name="ce14"/>
          <table:table-cell table:number-columns-repeated="3"/>
          <table:table-cell table:style-name="ce20"/>
          <table:table-cell table:number-columns-repeated="2"/>
          <table:table-cell table:style-name="ce5"/>
          <table:table-cell table:style-name="ce10"/>
          <table:table-cell table:style-name="ce14"/>
          <table:table-cell table:style-name="ce6" table:number-columns-repeated="3"/>
          <table:table-cell table:style-name="ce20"/>
          <table:table-cell table:style-name="ce6"/>
          <table:table-cell/>
          <table:table-cell table:style-name="ce5"/>
          <table:table-cell table:style-name="ce10" table:formula="of:=SUM([.U27:.Y27])" office:value-type="float" office:value="100000000" calcext:value-type="float">
            <text:p>100,000,000</text:p>
          </table:table-cell>
          <table:table-cell table:style-name="ce6" office:value-type="float" office:value="97057302" calcext:value-type="float">
            <text:p>97,057,302</text:p>
          </table:table-cell>
          <table:table-cell table:style-name="ce6" office:value-type="float" office:value="2909139" calcext:value-type="float">
            <text:p>2,909,139</text:p>
          </table:table-cell>
          <table:table-cell table:style-name="ce6" office:value-type="float" office:value="33294" calcext:value-type="float">
            <text:p>33,294</text:p>
          </table:table-cell>
          <table:table-cell office:value-type="float" office:value="263" calcext:value-type="float">
            <text:p>263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number-columns-repeated="2"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5"/>
          <table:table-cell table:style-name="ce18" table:number-columns-repeated="3"/>
          <table:table-cell table:style-name="ce21"/>
          <table:table-cell table:style-name="ce6"/>
          <table:table-cell table:number-columns-repeated="990"/>
        </table:table-row>
        <table:table-row table:style-name="ro2" table:number-rows-repeated="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2" office:value-type="string" calcext:value-type="string">
            <text:p>1 Ticket</text:p>
          </table:table-cell>
          <table:table-cell table:number-columns-repeated="8"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/>
          <table:table-cell table:style-name="ce2" office:value-type="string" calcext:value-type="string">
            <text:p>1 Ticket</text:p>
          </table:table-cell>
          <table:table-cell table:style-name="ce6" table:number-columns-repeated="7"/>
          <table:table-cell table:number-columns-repeated="990"/>
        </table:table-row>
        <table:table-row table:style-name="ro2"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number-columns-repeated="2"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/>
          <table:table-cell table:style-name="ce3" office:value-type="string" calcext:value-type="string">
            <text:p>Bingo</text:p>
          </table:table-cell>
          <table:table-cell table:style-name="ce7"/>
          <table:table-cell table:style-name="ce7" office:value-type="string" calcext:value-type="string">
            <text:p>0x</text:p>
          </table:table-cell>
          <table:table-cell table:style-name="ce7" office:value-type="string" calcext:value-type="string">
            <text:p>1x</text:p>
          </table:table-cell>
          <table:table-cell table:style-name="ce7" office:value-type="string" calcext:value-type="string">
            <text:p>2x</text:p>
          </table:table-cell>
          <table:table-cell table:style-name="ce7" office:value-type="string" calcext:value-type="string">
            <text:p>3x</text:p>
          </table:table-cell>
          <table:table-cell table:style-name="ce7" office:value-type="string" calcext:value-type="string">
            <text:p>4x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4" office:value-type="string" calcext:value-type="string">
            <text:p>N Drawings</text:p>
          </table:table-cell>
          <table:table-cell table:style-name="ce8" table:formula="of:=SUM([.B36:.B56])" office:value-type="float" office:value="612000000" calcext:value-type="float">
            <text:p>612,000,000</text:p>
          </table:table-cell>
          <table:table-cell table:style-name="ce8" table:formula="of:=SUM([.C36:.C56])" office:value-type="float" office:value="600915531" calcext:value-type="float">
            <text:p>600,915,531</text:p>
          </table:table-cell>
          <table:table-cell table:style-name="ce8" table:formula="of:=SUM([.D36:.D56])" office:value-type="float" office:value="10965167" calcext:value-type="float">
            <text:p>10,965,167</text:p>
          </table:table-cell>
          <table:table-cell table:style-name="ce8" table:formula="of:=SUM([.E36:.E56])" office:value-type="float" office:value="118284" calcext:value-type="float">
            <text:p>118,284</text:p>
          </table:table-cell>
          <table:table-cell table:style-name="ce8" table:formula="of:=SUM([.F36:.F56])" office:value-type="float" office:value="1006" calcext:value-type="float">
            <text:p>1,006</text:p>
          </table:table-cell>
          <table:table-cell table:style-name="ce8" table:formula="of:=SUM([.G36:.G56])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K36:.K56])" office:value-type="float" office:value="70000000" calcext:value-type="float">
            <text:p>70,000,000</text:p>
          </table:table-cell>
          <table:table-cell table:style-name="ce8" table:formula="of:=SUM([.L36:.L56])" office:value-type="float" office:value="69019997" calcext:value-type="float">
            <text:p>69,019,997</text:p>
          </table:table-cell>
          <table:table-cell table:style-name="ce8" table:formula="of:=SUM([.M36:.M56])" office:value-type="float" office:value="971970" calcext:value-type="float">
            <text:p>971,970</text:p>
          </table:table-cell>
          <table:table-cell table:style-name="ce8" table:formula="of:=SUM([.N36:.N56])" office:value-type="float" office:value="7976" calcext:value-type="float">
            <text:p>7,976</text:p>
          </table:table-cell>
          <table:table-cell table:style-name="ce8" table:formula="of:=SUM([.O36:.O56])" office:value-type="float" office:value="57" calcext:value-type="float">
            <text:p>57</text:p>
          </table:table-cell>
          <table:table-cell table:style-name="ce8" table:formula="of:=SUM([.P36:.P56])" office:value-type="float" office:value="0" calcext:value-type="float">
            <text:p>0</text:p>
          </table:table-cell>
          <table:table-cell table:style-name="ce8"/>
          <table:table-cell table:style-name="ce4"/>
          <table:table-cell table:style-name="ce4" office:value-type="string" calcext:value-type="string">
            <text:p>N Drawings</text:p>
          </table:table-cell>
          <table:table-cell table:style-name="ce8" table:formula="of:=SUM([.T36:.T56])" office:value-type="float" office:value="470000000" calcext:value-type="float">
            <text:p>470,000,000</text:p>
          </table:table-cell>
          <table:table-cell table:style-name="ce8" table:formula="of:=SUM([.U36:.U56])" office:value-type="float" office:value="463403732" calcext:value-type="float">
            <text:p>463,403,732</text:p>
          </table:table-cell>
          <table:table-cell table:style-name="ce8" table:formula="of:=SUM([.V36:.V56])" office:value-type="float" office:value="6542530" calcext:value-type="float">
            <text:p>6,542,530</text:p>
          </table:table-cell>
          <table:table-cell table:style-name="ce8" table:formula="of:=SUM([.W36:.W56])" office:value-type="float" office:value="53370" calcext:value-type="float">
            <text:p>53,370</text:p>
          </table:table-cell>
          <table:table-cell table:style-name="ce8" table:formula="of:=SUM([.X36:.X56])" office:value-type="float" office:value="365" calcext:value-type="float">
            <text:p>365</text:p>
          </table:table-cell>
          <table:table-cell table:style-name="ce8" table:formula="of:=SUM([.Y36:.Y56])" office:value-type="float" office:value="3" calcext:value-type="float">
            <text:p>3</text:p>
          </table:table-cell>
          <table:table-cell table:style-name="ce8"/>
          <table:table-cell table:number-columns-repeated="11"/>
          <table:table-cell table:style-name="ce4" table:number-columns-repeated="979"/>
        </table:table-row>
        <table:table-row table:style-name="ro2"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B33]/[.D33]" office:value-type="float" office:value="55.8131034392819" calcext:value-type="float">
            <text:p>56</text:p>
          </table:table-cell>
          <table:table-cell table:style-name="ce7" table:formula="of:=[.B33]/[.E33]" office:value-type="float" office:value="5173.98802881201" calcext:value-type="float">
            <text:p>5,174</text:p>
          </table:table-cell>
          <table:table-cell table:style-name="ce7" table:formula="of:=[.B33]/[.F33]" office:value-type="float" office:value="608349.900596421" calcext:value-type="float">
            <text:p>608,350</text:p>
          </table:table-cell>
          <table:table-cell table:style-name="ce7" table:formula="of:=[.B33]/[.G33]" office:value-type="float" office:value="51000000" calcext:value-type="float">
            <text:p>51,000,000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K33]/[.M33]" office:value-type="float" office:value="72.0186837042296" calcext:value-type="float">
            <text:p>72</text:p>
          </table:table-cell>
          <table:table-cell table:style-name="ce7" table:formula="of:=[.K33]/[.N33]" office:value-type="float" office:value="8776.32898696088" calcext:value-type="float">
            <text:p>8,776</text:p>
          </table:table-cell>
          <table:table-cell table:style-name="ce7" table:formula="of:=[.K33]/[.O33]" office:value-type="float" office:value="1228070.1754386" calcext:value-type="float">
            <text:p>1,228,070</text:p>
          </table:table-cell>
          <table:table-cell table:style-name="ce7" table:formula="of:=[.K33]/[.P33]" office:value-type="string" office:string-value="#DIV/0!" calcext:value-type="error">
            <text:p>#DIV/0!</text:p>
          </table:table-cell>
          <table:table-cell table:style-name="ce7"/>
          <table:table-cell table:style-name="ce3"/>
          <table:table-cell table:style-name="ce3" office:value-type="string" calcext:value-type="string">
            <text:p>chance 1:N</text:p>
          </table:table-cell>
          <table:table-cell table:style-name="ce7"/>
          <table:table-cell table:style-name="ce12"/>
          <table:table-cell table:style-name="ce7" table:formula="of:=[.T33]/[.V33]" office:value-type="float" office:value="71.8376530180221" calcext:value-type="float">
            <text:p>72</text:p>
          </table:table-cell>
          <table:table-cell table:style-name="ce7" table:formula="of:=[.T33]/[.W33]" office:value-type="float" office:value="8806.44556867154" calcext:value-type="float">
            <text:p>8,806</text:p>
          </table:table-cell>
          <table:table-cell table:style-name="ce7" table:formula="of:=[.T33]/[.X33]" office:value-type="float" office:value="1287671.23287671" calcext:value-type="float">
            <text:p>1,287,671</text:p>
          </table:table-cell>
          <table:table-cell table:style-name="ce7" table:formula="of:=[.T33]/[.Y33]" office:value-type="float" office:value="156666666.666667" calcext:value-type="float">
            <text:p>156,666,667</text:p>
          </table:table-cell>
          <table:table-cell table:style-name="ce7"/>
          <table:table-cell table:number-columns-repeated="11"/>
          <table:table-cell table:style-name="ce3" table:number-columns-repeated="979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>
          <table:table-cell table:style-name="ce5"/>
          <table:table-cell table:style-name="ce9" table:formula="of:=SUM([.C36:.G36])" office:value-type="float" office:value="100000000" calcext:value-type="float">
            <text:p>100,000,000</text:p>
          </table:table-cell>
          <table:table-cell table:style-name="ce16" office:value-type="float" office:value="98189510" calcext:value-type="float">
            <text:p>98,189,510</text:p>
          </table:table-cell>
          <table:table-cell table:style-name="ce16" office:value-type="float" office:value="1791012" calcext:value-type="float">
            <text:p>1,791,012</text:p>
          </table:table-cell>
          <table:table-cell table:style-name="ce16" office:value-type="float" office:value="19304" calcext:value-type="float">
            <text:p>19,304</text:p>
          </table:table-cell>
          <table:table-cell table:style-name="ce16" office:value-type="float" office:value="172" calcext:value-type="float">
            <text:p>17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9" table:formula="of:=SUM([.L36:.P36])" office:value-type="float" office:value="10000000" calcext:value-type="float">
            <text:p>10,000,000</text:p>
          </table:table-cell>
          <table:table-cell table:style-name="ce16" office:value-type="float" office:value="9859938" calcext:value-type="float">
            <text:p>9,859,938</text:p>
          </table:table-cell>
          <table:table-cell table:style-name="ce16" office:value-type="float" office:value="138898" calcext:value-type="float">
            <text:p>138,898</text:p>
          </table:table-cell>
          <table:table-cell table:style-name="ce16" office:value-type="float" office:value="1163" calcext:value-type="float">
            <text:p>1,163</text:p>
          </table:table-cell>
          <table:table-cell table:style-name="ce16" office:value-type="float" office:value="1" calcext:value-type="float">
            <text:p>1</text:p>
          </table:table-cell>
          <table:table-cell table:style-name="ce19"/>
          <table:table-cell table:style-name="ce6"/>
          <table:table-cell/>
          <table:table-cell table:style-name="ce5"/>
          <table:table-cell table:style-name="ce9" table:formula="of:=SUM([.U36:.Y36])" office:value-type="float" office:value="10000000" calcext:value-type="float">
            <text:p>10,000,000</text:p>
          </table:table-cell>
          <table:table-cell table:style-name="ce16" office:value-type="float" office:value="9858978" calcext:value-type="float">
            <text:p>9,858,978</text:p>
          </table:table-cell>
          <table:table-cell table:style-name="ce16" office:value-type="float" office:value="139843" calcext:value-type="float">
            <text:p>139,843</text:p>
          </table:table-cell>
          <table:table-cell table:style-name="ce16" office:value-type="float" office:value="1174" calcext:value-type="float">
            <text:p>1,174</text:p>
          </table:table-cell>
          <table:table-cell table:style-name="ce16" office:value-type="float" office:value="5" calcext:value-type="float">
            <text:p>5</text:p>
          </table:table-cell>
          <table:table-cell table:style-name="ce19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7:.G37])" office:value-type="float" office:value="100000000" calcext:value-type="float">
            <text:p>100,000,000</text:p>
          </table:table-cell>
          <table:table-cell office:value-type="float" office:value="98190386" calcext:value-type="float">
            <text:p>98,190,386</text:p>
          </table:table-cell>
          <table:table-cell office:value-type="float" office:value="1789917" calcext:value-type="float">
            <text:p>1,789,917</text:p>
          </table:table-cell>
          <table:table-cell office:value-type="float" office:value="19544" calcext:value-type="float">
            <text:p>19,544</text:p>
          </table:table-cell>
          <table:table-cell office:value-type="float" office:value="150" calcext:value-type="float">
            <text:p>15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37:.P37])" office:value-type="float" office:value="10000000" calcext:value-type="float">
            <text:p>10,000,000</text:p>
          </table:table-cell>
          <table:table-cell table:style-name="ce6" office:value-type="float" office:value="9860397" calcext:value-type="float">
            <text:p>9,860,397</text:p>
          </table:table-cell>
          <table:table-cell table:style-name="ce6" office:value-type="float" office:value="138502" calcext:value-type="float">
            <text:p>138,502</text:p>
          </table:table-cell>
          <table:table-cell table:style-name="ce6" office:value-type="float" office:value="1093" calcext:value-type="float">
            <text:p>1,093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7:.Y37])" office:value-type="float" office:value="10000000" calcext:value-type="float">
            <text:p>10,000,000</text:p>
          </table:table-cell>
          <table:table-cell table:style-name="ce6" office:value-type="float" office:value="9859142" calcext:value-type="float">
            <text:p>9,859,142</text:p>
          </table:table-cell>
          <table:table-cell table:style-name="ce6" office:value-type="float" office:value="139761" calcext:value-type="float">
            <text:p>139,761</text:p>
          </table:table-cell>
          <table:table-cell table:style-name="ce6" office:value-type="float" office:value="1089" calcext:value-type="float">
            <text:p>1,089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8:.G38])" office:value-type="float" office:value="100000000" calcext:value-type="float">
            <text:p>100,000,000</text:p>
          </table:table-cell>
          <table:table-cell office:value-type="float" office:value="98187602" calcext:value-type="float">
            <text:p>98,187,602</text:p>
          </table:table-cell>
          <table:table-cell office:value-type="float" office:value="1792790" calcext:value-type="float">
            <text:p>1,792,790</text:p>
          </table:table-cell>
          <table:table-cell office:value-type="float" office:value="19433" calcext:value-type="float">
            <text:p>19,433</text:p>
          </table:table-cell>
          <table:table-cell office:value-type="float" office:value="174" calcext:value-type="float">
            <text:p>17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38:.P38])" office:value-type="float" office:value="10000000" calcext:value-type="float">
            <text:p>10,000,000</text:p>
          </table:table-cell>
          <table:table-cell table:style-name="ce6" office:value-type="float" office:value="9859765" calcext:value-type="float">
            <text:p>9,859,765</text:p>
          </table:table-cell>
          <table:table-cell table:style-name="ce6" office:value-type="float" office:value="139065" calcext:value-type="float">
            <text:p>139,065</text:p>
          </table:table-cell>
          <table:table-cell table:style-name="ce6" office:value-type="float" office:value="1164" calcext:value-type="float">
            <text:p>1,164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8:.Y38])" office:value-type="float" office:value="10000000" calcext:value-type="float">
            <text:p>10,000,000</text:p>
          </table:table-cell>
          <table:table-cell table:style-name="ce6" office:value-type="float" office:value="9859421" calcext:value-type="float">
            <text:p>9,859,421</text:p>
          </table:table-cell>
          <table:table-cell table:style-name="ce6" office:value-type="float" office:value="139478" calcext:value-type="float">
            <text:p>139,478</text:p>
          </table:table-cell>
          <table:table-cell table:style-name="ce6" office:value-type="float" office:value="1095" calcext:value-type="float">
            <text:p>1,095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39:.G39])" office:value-type="float" office:value="100000000" calcext:value-type="float">
            <text:p>100,000,000</text:p>
          </table:table-cell>
          <table:table-cell office:value-type="float" office:value="98188522" calcext:value-type="float">
            <text:p>98,188,522</text:p>
          </table:table-cell>
          <table:table-cell office:value-type="float" office:value="1792109" calcext:value-type="float">
            <text:p>1,792,109</text:p>
          </table:table-cell>
          <table:table-cell office:value-type="float" office:value="19192" calcext:value-type="float">
            <text:p>19,192</text:p>
          </table:table-cell>
          <table:table-cell office:value-type="float" office:value="175" calcext:value-type="float">
            <text:p>17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style-name="ce10" table:formula="of:=SUM([.L39:.P39])" office:value-type="float" office:value="10000000" calcext:value-type="float">
            <text:p>10,000,000</text:p>
          </table:table-cell>
          <table:table-cell table:style-name="ce6" office:value-type="float" office:value="9860386" calcext:value-type="float">
            <text:p>9,860,386</text:p>
          </table:table-cell>
          <table:table-cell table:style-name="ce6" office:value-type="float" office:value="138481" calcext:value-type="float">
            <text:p>138,481</text:p>
          </table:table-cell>
          <table:table-cell table:style-name="ce6" office:value-type="float" office:value="1126" calcext:value-type="float">
            <text:p>1,126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39:.Y39])" office:value-type="float" office:value="10000000" calcext:value-type="float">
            <text:p>10,000,000</text:p>
          </table:table-cell>
          <table:table-cell table:style-name="ce6" office:value-type="float" office:value="9859272" calcext:value-type="float">
            <text:p>9,859,272</text:p>
          </table:table-cell>
          <table:table-cell table:style-name="ce6" office:value-type="float" office:value="139608" calcext:value-type="float">
            <text:p>139,608</text:p>
          </table:table-cell>
          <table:table-cell table:style-name="ce6" office:value-type="float" office:value="1111" calcext:value-type="float">
            <text:p>1,111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0:.G40])" office:value-type="float" office:value="100000000" calcext:value-type="float">
            <text:p>100,000,000</text:p>
          </table:table-cell>
          <table:table-cell office:value-type="float" office:value="98187475" calcext:value-type="float">
            <text:p>98,187,475</text:p>
          </table:table-cell>
          <table:table-cell office:value-type="float" office:value="1793089" calcext:value-type="float">
            <text:p>1,793,089</text:p>
          </table:table-cell>
          <table:table-cell office:value-type="float" office:value="19282" calcext:value-type="float">
            <text:p>19,282</text:p>
          </table:table-cell>
          <table:table-cell office:value-type="float" office:value="151" calcext:value-type="float">
            <text:p>15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style-name="ce10" table:formula="of:=SUM([.L40:.P40])" office:value-type="float" office:value="10000000" calcext:value-type="float">
            <text:p>10,000,000</text:p>
          </table:table-cell>
          <table:table-cell table:style-name="ce6" office:value-type="float" office:value="9859989" calcext:value-type="float">
            <text:p>9,859,989</text:p>
          </table:table-cell>
          <table:table-cell table:style-name="ce6" office:value-type="float" office:value="138814" calcext:value-type="float">
            <text:p>138,814</text:p>
          </table:table-cell>
          <table:table-cell table:style-name="ce6" office:value-type="float" office:value="1181" calcext:value-type="float">
            <text:p>1,181</text:p>
          </table:table-cell>
          <table:table-cell table:style-name="ce6" office:value-type="float" office:value="16" calcext:value-type="float">
            <text:p>16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0:.Y40])" office:value-type="float" office:value="10000000" calcext:value-type="float">
            <text:p>10,000,000</text:p>
          </table:table-cell>
          <table:table-cell table:style-name="ce6" office:value-type="float" office:value="9859597" calcext:value-type="float">
            <text:p>9,859,597</text:p>
          </table:table-cell>
          <table:table-cell table:style-name="ce6" office:value-type="float" office:value="139240" calcext:value-type="float">
            <text:p>139,240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1:.G41])" office:value-type="float" office:value="10000000" calcext:value-type="float">
            <text:p>10,000,000</text:p>
          </table:table-cell>
          <table:table-cell office:value-type="float" office:value="9819015" calcext:value-type="float">
            <text:p>9,819,015</text:p>
          </table:table-cell>
          <table:table-cell office:value-type="float" office:value="178986" calcext:value-type="float">
            <text:p>178,986</text:p>
          </table:table-cell>
          <table:table-cell office:value-type="float" office:value="1981" calcext:value-type="float">
            <text:p>1,981</text:p>
          </table:table-cell>
          <table:table-cell office:value-type="float" office:value="18" calcext:value-type="float">
            <text:p>18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1:.P41])" office:value-type="float" office:value="10000000" calcext:value-type="float">
            <text:p>10,000,000</text:p>
          </table:table-cell>
          <table:table-cell table:style-name="ce6" office:value-type="float" office:value="9859506" calcext:value-type="float">
            <text:p>9,859,506</text:p>
          </table:table-cell>
          <table:table-cell table:style-name="ce6" office:value-type="float" office:value="139340" calcext:value-type="float">
            <text:p>139,340</text:p>
          </table:table-cell>
          <table:table-cell table:style-name="ce6" office:value-type="float" office:value="1143" calcext:value-type="float">
            <text:p>1,143</text:p>
          </table:table-cell>
          <table:table-cell table:style-name="ce6" office:value-type="float" office:value="11" calcext:value-type="float">
            <text:p>11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1:.Y41])" office:value-type="float" office:value="10000000" calcext:value-type="float">
            <text:p>10,000,000</text:p>
          </table:table-cell>
          <table:table-cell table:style-name="ce6" office:value-type="float" office:value="9859572" calcext:value-type="float">
            <text:p>9,859,572</text:p>
          </table:table-cell>
          <table:table-cell table:style-name="ce6" office:value-type="float" office:value="139289" calcext:value-type="float">
            <text:p>139,289</text:p>
          </table:table-cell>
          <table:table-cell table:style-name="ce6" office:value-type="float" office:value="1132" calcext:value-type="float">
            <text:p>1,13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2:.G42])" office:value-type="float" office:value="10000000" calcext:value-type="float">
            <text:p>10,000,000</text:p>
          </table:table-cell>
          <table:table-cell office:value-type="float" office:value="9818626" calcext:value-type="float">
            <text:p>9,818,626</text:p>
          </table:table-cell>
          <table:table-cell office:value-type="float" office:value="179422" calcext:value-type="float">
            <text:p>179,422</text:p>
          </table:table-cell>
          <table:table-cell office:value-type="float" office:value="1929" calcext:value-type="float">
            <text:p>1,929</text:p>
          </table:table-cell>
          <table:table-cell office:value-type="float" office:value="22" calcext:value-type="float">
            <text:p>2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style-name="ce10" table:formula="of:=SUM([.L42:.P42])" office:value-type="float" office:value="10000000" calcext:value-type="float">
            <text:p>10,000,000</text:p>
          </table:table-cell>
          <table:table-cell table:style-name="ce6" office:value-type="float" office:value="9860016" calcext:value-type="float">
            <text:p>9,860,016</text:p>
          </table:table-cell>
          <table:table-cell table:style-name="ce6" office:value-type="float" office:value="138870" calcext:value-type="float">
            <text:p>138,870</text:p>
          </table:table-cell>
          <table:table-cell table:style-name="ce6" office:value-type="float" office:value="1106" calcext:value-type="float">
            <text:p>1,10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/>
          <table:table-cell table:style-name="ce5"/>
          <table:table-cell table:style-name="ce10" table:formula="of:=SUM([.U42:.Y42])" office:value-type="float" office:value="10000000" calcext:value-type="float">
            <text:p>10,000,000</text:p>
          </table:table-cell>
          <table:table-cell table:style-name="ce6" office:value-type="float" office:value="9859798" calcext:value-type="float">
            <text:p>9,859,798</text:p>
          </table:table-cell>
          <table:table-cell table:style-name="ce6" office:value-type="float" office:value="139042" calcext:value-type="float">
            <text:p>139,042</text:p>
          </table:table-cell>
          <table:table-cell table:style-name="ce6" office:value-type="float" office:value="1147" calcext:value-type="float">
            <text:p>1,147</text:p>
          </table:table-cell>
          <table:table-cell table:style-name="ce6" office:value-type="float" office:value="13" calcext:value-type="float">
            <text:p>13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3:.G43])" office:value-type="float" office:value="10000000" calcext:value-type="float">
            <text:p>10,000,000</text:p>
          </table:table-cell>
          <table:table-cell office:value-type="float" office:value="9819483" calcext:value-type="float">
            <text:p>9,819,483</text:p>
          </table:table-cell>
          <table:table-cell office:value-type="float" office:value="178652" calcext:value-type="float">
            <text:p>178,652</text:p>
          </table:table-cell>
          <table:table-cell office:value-type="float" office:value="1850" calcext:value-type="float">
            <text:p>1,850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3:.P43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3:.Y43])" office:value-type="float" office:value="10000000" calcext:value-type="float">
            <text:p>10,000,000</text:p>
          </table:table-cell>
          <table:table-cell table:style-name="ce6" office:value-type="float" office:value="9859502" calcext:value-type="float">
            <text:p>9,859,502</text:p>
          </table:table-cell>
          <table:table-cell table:style-name="ce6" office:value-type="float" office:value="139330" calcext:value-type="float">
            <text:p>139,330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4:.G44])" office:value-type="float" office:value="1000000" calcext:value-type="float">
            <text:p>1,000,000</text:p>
          </table:table-cell>
          <table:table-cell table:style-name="ce17" office:value-type="float" office:value="981888" calcext:value-type="float">
            <text:p>981,888</text:p>
          </table:table-cell>
          <table:table-cell table:style-name="ce17" office:value-type="float" office:value="17932" calcext:value-type="float">
            <text:p>17,932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2" calcext:value-type="float">
            <text:p>2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4:.P44])" office:value-type="float" office:value="0" calcext:value-type="float">
            <text:p>0</text:p>
          </table:table-cell>
          <table:table-cell table:style-name="ce17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4:.Y44])" office:value-type="float" office:value="10000000" calcext:value-type="float">
            <text:p>10,000,000</text:p>
          </table:table-cell>
          <table:table-cell table:style-name="ce17" office:value-type="float" office:value="9859875" calcext:value-type="float">
            <text:p>9,859,875</text:p>
          </table:table-cell>
          <table:table-cell table:style-name="ce17" office:value-type="float" office:value="138997" calcext:value-type="float">
            <text:p>138,997</text:p>
          </table:table-cell>
          <table:table-cell table:style-name="ce17" office:value-type="float" office:value="1116" calcext:value-type="float">
            <text:p>1,116</text:p>
          </table:table-cell>
          <table:table-cell table:style-name="ce17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5:.G45])" office:value-type="float" office:value="1000000" calcext:value-type="float">
            <text:p>1,000,000</text:p>
          </table:table-cell>
          <table:table-cell office:value-type="float" office:value="981676" calcext:value-type="float">
            <text:p>981,676</text:p>
          </table:table-cell>
          <table:table-cell office:value-type="float" office:value="18113" calcext:value-type="float">
            <text:p>18,113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5:.P45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5:.Y45])" office:value-type="float" office:value="10000000" calcext:value-type="float">
            <text:p>10,000,000</text:p>
          </table:table-cell>
          <table:table-cell table:style-name="ce6" office:value-type="float" office:value="9859039" calcext:value-type="float">
            <text:p>9,859,039</text:p>
          </table:table-cell>
          <table:table-cell table:style-name="ce6" office:value-type="float" office:value="139795" calcext:value-type="float">
            <text:p>139,795</text:p>
          </table:table-cell>
          <table:table-cell table:style-name="ce6" office:value-type="float" office:value="1159" calcext:value-type="float">
            <text:p>1,159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6:.G46])" office:value-type="float" office:value="10000000" calcext:value-type="float">
            <text:p>10,000,000</text:p>
          </table:table-cell>
          <table:table-cell office:value-type="float" office:value="9819364" calcext:value-type="float">
            <text:p>9,819,364</text:p>
          </table:table-cell>
          <table:table-cell office:value-type="float" office:value="178622" calcext:value-type="float">
            <text:p>178,622</text:p>
          </table:table-cell>
          <table:table-cell office:value-type="float" office:value="2000" calcext:value-type="float">
            <text:p>2,000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6:.P46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6:.Y46])" office:value-type="float" office:value="10000000" calcext:value-type="float">
            <text:p>10,000,000</text:p>
          </table:table-cell>
          <table:table-cell table:style-name="ce6" office:value-type="float" office:value="9859425" calcext:value-type="float">
            <text:p>9,859,425</text:p>
          </table:table-cell>
          <table:table-cell table:style-name="ce6" office:value-type="float" office:value="139443" calcext:value-type="float">
            <text:p>139,443</text:p>
          </table:table-cell>
          <table:table-cell table:style-name="ce6" office:value-type="float" office:value="1125" calcext:value-type="float">
            <text:p>1,125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7:.G47])" office:value-type="float" office:value="10000000" calcext:value-type="float">
            <text:p>10,000,000</text:p>
          </table:table-cell>
          <table:table-cell office:value-type="float" office:value="9818887" calcext:value-type="float">
            <text:p>9,818,887</text:p>
          </table:table-cell>
          <table:table-cell office:value-type="float" office:value="179195" calcext:value-type="float">
            <text:p>179,195</text:p>
          </table:table-cell>
          <table:table-cell office:value-type="float" office:value="1901" calcext:value-type="float">
            <text:p>1,901</text:p>
          </table:table-cell>
          <table:table-cell office:value-type="float" office:value="17" calcext:value-type="float">
            <text:p>17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7:.P47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7:.Y47])" office:value-type="float" office:value="10000000" calcext:value-type="float">
            <text:p>10,000,000</text:p>
          </table:table-cell>
          <table:table-cell table:style-name="ce6" office:value-type="float" office:value="9859899" calcext:value-type="float">
            <text:p>9,859,899</text:p>
          </table:table-cell>
          <table:table-cell table:style-name="ce6" office:value-type="float" office:value="138935" calcext:value-type="float">
            <text:p>138,935</text:p>
          </table:table-cell>
          <table:table-cell table:style-name="ce6" office:value-type="float" office:value="1157" calcext:value-type="float">
            <text:p>1,15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8:.G48])" office:value-type="float" office:value="10000000" calcext:value-type="float">
            <text:p>10,000,000</text:p>
          </table:table-cell>
          <table:table-cell office:value-type="float" office:value="9819247" calcext:value-type="float">
            <text:p>9,819,247</text:p>
          </table:table-cell>
          <table:table-cell office:value-type="float" office:value="178846" calcext:value-type="float">
            <text:p>178,846</text:p>
          </table:table-cell>
          <table:table-cell office:value-type="float" office:value="1893" calcext:value-type="float">
            <text:p>1,893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8:.P48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8:.Y48])" office:value-type="float" office:value="10000000" calcext:value-type="float">
            <text:p>10,000,000</text:p>
          </table:table-cell>
          <table:table-cell table:style-name="ce6" office:value-type="float" office:value="9859799" calcext:value-type="float">
            <text:p>9,859,799</text:p>
          </table:table-cell>
          <table:table-cell table:style-name="ce6" office:value-type="float" office:value="139107" calcext:value-type="float">
            <text:p>139,107</text:p>
          </table:table-cell>
          <table:table-cell table:style-name="ce6" office:value-type="float" office:value="1086" calcext:value-type="float">
            <text:p>1,086</text:p>
          </table:table-cell>
          <table:table-cell table:style-name="ce6" office:value-type="float" office:value="8" calcext:value-type="float">
            <text:p>8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49:.G49])" office:value-type="float" office:value="10000000" calcext:value-type="float">
            <text:p>10,000,000</text:p>
          </table:table-cell>
          <table:table-cell office:value-type="float" office:value="9817930" calcext:value-type="float">
            <text:p>9,817,930</text:p>
          </table:table-cell>
          <table:table-cell office:value-type="float" office:value="180191" calcext:value-type="float">
            <text:p>180,191</text:p>
          </table:table-cell>
          <table:table-cell office:value-type="float" office:value="1866" calcext:value-type="float">
            <text:p>1,866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49:.P49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49:.Y49])" office:value-type="float" office:value="10000000" calcext:value-type="float">
            <text:p>10,000,000</text:p>
          </table:table-cell>
          <table:table-cell table:style-name="ce6" office:value-type="float" office:value="9859642" calcext:value-type="float">
            <text:p>9,859,642</text:p>
          </table:table-cell>
          <table:table-cell table:style-name="ce6" office:value-type="float" office:value="139232" calcext:value-type="float">
            <text:p>139,232</text:p>
          </table:table-cell>
          <table:table-cell table:style-name="ce6" office:value-type="float" office:value="1117" calcext:value-type="float">
            <text:p>1,117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0:.G50])" office:value-type="float" office:value="10000000" calcext:value-type="float">
            <text:p>10,000,000</text:p>
          </table:table-cell>
          <table:table-cell office:value-type="float" office:value="9819023" calcext:value-type="float">
            <text:p>9,819,023</text:p>
          </table:table-cell>
          <table:table-cell office:value-type="float" office:value="179059" calcext:value-type="float">
            <text:p>179,059</text:p>
          </table:table-cell>
          <table:table-cell office:value-type="float" office:value="1904" calcext:value-type="float">
            <text:p>1,904</text:p>
          </table:table-cell>
          <table:table-cell office:value-type="float" office:value="14" calcext:value-type="float">
            <text:p>14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0:.P50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0:.Y50])" office:value-type="float" office:value="10000000" calcext:value-type="float">
            <text:p>10,000,000</text:p>
          </table:table-cell>
          <table:table-cell table:style-name="ce6" office:value-type="float" office:value="9860152" calcext:value-type="float">
            <text:p>9,860,152</text:p>
          </table:table-cell>
          <table:table-cell table:style-name="ce6" office:value-type="float" office:value="138730" calcext:value-type="float">
            <text:p>138,730</text:p>
          </table:table-cell>
          <table:table-cell table:style-name="ce6" office:value-type="float" office:value="1109" calcext:value-type="float">
            <text:p>1,109</text:p>
          </table:table-cell>
          <table:table-cell table:style-name="ce6" office:value-type="float" office:value="9" calcext:value-type="float">
            <text:p>9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1:.G51])" office:value-type="float" office:value="10000000" calcext:value-type="float">
            <text:p>10,000,000</text:p>
          </table:table-cell>
          <table:table-cell office:value-type="float" office:value="9819211" calcext:value-type="float">
            <text:p>9,819,211</text:p>
          </table:table-cell>
          <table:table-cell office:value-type="float" office:value="178809" calcext:value-type="float">
            <text:p>178,809</text:p>
          </table:table-cell>
          <table:table-cell office:value-type="float" office:value="1960" calcext:value-type="float">
            <text:p>1,960</text:p>
          </table:table-cell>
          <table:table-cell office:value-type="float" office:value="20" calcext:value-type="float">
            <text:p>20</text:p>
          </table:table-cell>
          <table:table-cell table:style-name="ce20"/>
          <table:table-cell table:number-columns-repeated="2"/>
          <table:table-cell table:style-name="ce5"/>
          <table:table-cell table:style-name="ce10" table:formula="of:=SUM([.L51:.P51])" office:value-type="float" office:value="0" calcext:value-type="float">
            <text:p>0</text:p>
          </table:table-cell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1:.Y51])" office:value-type="float" office:value="10000000" calcext:value-type="float">
            <text:p>10,000,000</text:p>
          </table:table-cell>
          <table:table-cell table:style-name="ce6" office:value-type="float" office:value="9860195" calcext:value-type="float">
            <text:p>9,860,195</text:p>
          </table:table-cell>
          <table:table-cell table:style-name="ce6" office:value-type="float" office:value="138616" calcext:value-type="float">
            <text:p>138,616</text:p>
          </table:table-cell>
          <table:table-cell table:style-name="ce6" office:value-type="float" office:value="1182" calcext:value-type="float">
            <text:p>1,182</text:p>
          </table:table-cell>
          <table:table-cell table:style-name="ce6" office:value-type="float" office:value="7" calcext:value-type="float">
            <text:p>7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2:.G52])" office:value-type="float" office:value="10000000" calcext:value-type="float">
            <text:p>10,000,000</text:p>
          </table:table-cell>
          <table:table-cell office:value-type="float" office:value="9818999" calcext:value-type="float">
            <text:p>9,818,999</text:p>
          </table:table-cell>
          <table:table-cell office:value-type="float" office:value="179023" calcext:value-type="float">
            <text:p>179,023</text:p>
          </table:table-cell>
          <table:table-cell office:value-type="float" office:value="1965" calcext:value-type="float">
            <text:p>1,965</text:p>
          </table:table-cell>
          <table:table-cell office:value-type="float" office:value="13" calcext:value-type="float">
            <text:p>13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2:.Y52])" office:value-type="float" office:value="10000000" calcext:value-type="float">
            <text:p>10,000,000</text:p>
          </table:table-cell>
          <table:table-cell table:style-name="ce6" office:value-type="float" office:value="9860118" calcext:value-type="float">
            <text:p>9,860,118</text:p>
          </table:table-cell>
          <table:table-cell table:style-name="ce6" office:value-type="float" office:value="138718" calcext:value-type="float">
            <text:p>138,718</text:p>
          </table:table-cell>
          <table:table-cell table:style-name="ce6" office:value-type="float" office:value="1154" calcext:value-type="float">
            <text:p>1,154</text:p>
          </table:table-cell>
          <table:table-cell table:style-name="ce6" office:value-type="float" office:value="10" calcext:value-type="float">
            <text:p>1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 table:formula="of:=SUM([.C53:.G53])" office:value-type="float" office:value="10000000" calcext:value-type="float">
            <text:p>10,000,000</text:p>
          </table:table-cell>
          <table:table-cell office:value-type="float" office:value="9818687" calcext:value-type="float">
            <text:p>9,818,687</text:p>
          </table:table-cell>
          <table:table-cell office:value-type="float" office:value="179400" calcext:value-type="float">
            <text:p>179,400</text:p>
          </table:table-cell>
          <table:table-cell office:value-type="float" office:value="1892" calcext:value-type="float">
            <text:p>1,892</text:p>
          </table:table-cell>
          <table:table-cell office:value-type="float" office:value="21" calcext:value-type="float">
            <text:p>21</text:p>
          </table:table-cell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3:.Y53])" office:value-type="float" office:value="100000000" calcext:value-type="float">
            <text:p>100,000,000</text:p>
          </table:table-cell>
          <table:table-cell table:style-name="ce6" office:value-type="float" office:value="98598102" calcext:value-type="float">
            <text:p>98,598,102</text:p>
          </table:table-cell>
          <table:table-cell table:style-name="ce6" office:value-type="float" office:value="1390406" calcext:value-type="float">
            <text:p>1,390,406</text:p>
          </table:table-cell>
          <table:table-cell table:style-name="ce6" office:value-type="float" office:value="11412" calcext:value-type="float">
            <text:p>11,412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4:.Y54])" office:value-type="float" office:value="100000000" calcext:value-type="float">
            <text:p>100,000,000</text:p>
          </table:table-cell>
          <table:table-cell table:style-name="ce14" office:value-type="float" office:value="98594307" calcext:value-type="float">
            <text:p>98,594,307</text:p>
          </table:table-cell>
          <table:table-cell table:style-name="ce6" office:value-type="float" office:value="1394184" calcext:value-type="float">
            <text:p>1,394,184</text:p>
          </table:table-cell>
          <table:table-cell table:style-name="ce6" office:value-type="float" office:value="11429" calcext:value-type="float">
            <text:p>11,429</text:p>
          </table:table-cell>
          <table:table-cell table:style-name="ce6" office:value-type="float" office:value="80" calcext:value-type="float">
            <text:p>80</text:p>
          </table:table-cell>
          <table:table-cell table:style-name="ce20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0"/>
          <table:table-cell table:number-columns-repeated="4"/>
          <table:table-cell table:style-name="ce20"/>
          <table:table-cell table:number-columns-repeated="2"/>
          <table:table-cell table:style-name="ce5"/>
          <table:table-cell table:style-name="ce10"/>
          <table:table-cell table:style-name="ce6" table:number-columns-repeated="4"/>
          <table:table-cell table:style-name="ce20"/>
          <table:table-cell table:style-name="ce6"/>
          <table:table-cell/>
          <table:table-cell table:style-name="ce5"/>
          <table:table-cell table:style-name="ce10" table:formula="of:=SUM([.U55:.Y55])" office:value-type="float" office:value="100000000" calcext:value-type="float">
            <text:p>100,000,000</text:p>
          </table:table-cell>
          <table:table-cell table:style-name="ce14" office:value-type="float" office:value="98597897" calcext:value-type="float">
            <text:p>98,597,897</text:p>
          </table:table-cell>
          <table:table-cell table:style-name="ce6" office:value-type="float" office:value="1390776" calcext:value-type="float">
            <text:p>1,390,776</text:p>
          </table:table-cell>
          <table:table-cell table:style-name="ce6" office:value-type="float" office:value="11260" calcext:value-type="float">
            <text:p>11,260</text:p>
          </table:table-cell>
          <table:table-cell table:style-name="ce6" office:value-type="float" office:value="66" calcext:value-type="float">
            <text:p>66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number-columns-repeated="2"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/>
          <table:table-cell table:style-name="ce5"/>
          <table:table-cell table:style-name="ce11"/>
          <table:table-cell table:style-name="ce18" table:number-columns-repeated="4"/>
          <table:table-cell table:style-name="ce21"/>
          <table:table-cell table:style-name="ce6"/>
          <table:table-cell table:number-columns-repeated="990"/>
        </table:table-row>
        <table:table-row table:style-name="ro2">
          <table:table-cell table:style-name="ce5"/>
          <table:table-cell table:number-columns-repeated="8"/>
          <table:table-cell table:style-name="ce5"/>
          <table:table-cell table:style-name="ce6" table:number-columns-repeated="7"/>
          <table:table-cell/>
          <table:table-cell table:style-name="ce5"/>
          <table:table-cell table:style-name="ce6" table:number-columns-repeated="7"/>
          <table:table-cell table:number-columns-repeated="990"/>
        </table:table-row>
        <table:table-row table:style-name="ro2" table:number-rows-repeated="65499">
          <table:table-cell table:style-name="ce5"/>
          <table:table-cell table:number-columns-repeated="1015"/>
        </table:table-row>
        <table:table-row table:style-name="ro2" table:number-rows-repeated="983019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Sheet2" table:style-name="ta1">
        <office:forms form:automatic-focus="false" form:apply-design-mode="false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3" table:number-rows-repeated="2">
          <table:table-cell table:number-columns-repeated="4"/>
        </table:table-row>
        <table:table-row table:style-name="ro2" table:number-rows-repeated="2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5" number:min-integer-digits="1"/>
    </number:number-style>
    <number:number-style style:name="N123">
      <number:number number:decimal-places="0" number:min-integer-digits="0"/>
    </number:number-style>
    <number:number-style style:name="N124P0" style:volatile="true">
      <number:number number:decimal-places="0" number:min-integer-digits="1"/>
    </number:number-style>
    <number:number-style style:name="N124">
      <style:text-properties fo:color="#ff0000"/>
      <number:text>-</number:text>
      <number:number number:decimal-places="0" number:min-integer-digits="1"/>
      <style:map style:condition="value()&gt;=0" style:apply-style-name="N124P0"/>
    </number:number-style>
    <number:percentage-style style:name="N125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3">00/00/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initial-creator>Toralf Förster</meta:initial-creator>
    <meta:creation-date>2005-10-15T22:15:54</meta:creation-date>
    <dc:date>2013-12-13T11:31:21.985220571</dc:date>
    <meta:editing-cycles>192</meta:editing-cycles>
    <meta:editing-duration>P1DT20H4M3S</meta:editing-duration>
    <meta:document-statistic meta:table-count="2" meta:cell-count="609" meta:object-count="0"/>
    <meta:user-defined meta:name="Info 1"/>
    <meta:user-defined meta:name="Info 2"/>
    <meta:user-defined meta:name="Info 3"/>
    <meta:user-defined meta:name="Info 4"/>
  </office:meta>
</office:document-meta>
</file>